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Sand King, Viper, Slark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ow Ranger, Wind Rang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Omni Knight, Abaddon, Dragon Knigh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Lich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Sand King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mplar Assassin, Phantom Assassin, Wind Ranger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Kunkka, Slardar, Lycan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Elemen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ny, Razor, Morphling, Enigm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Naga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Tide Hunter, Medusa</text:p>
          </table:table-cell>
          <table:table-cell table:number-columns-repeated="1018"/>
        </table:table-row>
        <table:table-row table:style-name="ro1" table:number-rows-repeated="26">
          <table:table-cell table:style-name="ce3" table:number-columns-repeated="5"/>
          <table:table-cell table:number-columns-repeated="1018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22:43:30.500246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20T22:46:25.536882866</dc:date>
    <dc:creator>Ilya Shpigor</dc:creator>
    <meta:editing-duration>PT5H24M33S</meta:editing-duration>
    <meta:editing-cycles>584</meta:editing-cycles>
    <meta:document-statistic meta:table-count="1" meta:cell-count="150" meta:object-count="0"/>
  </office:meta>
</office:document-meta>
</file>